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none" fo:font-weight="normal" officeooo:rsid="00119af7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TiMES NEW ROMAN" fo:font-size="15pt" fo:font-style="italic" style:text-underline-style="none" fo:font-weight="normal" officeooo:rsid="00119af7" officeooo:paragraph-rsid="00119af7" style:font-size-asian="15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text-properties style:font-name="TiMES NEW ROMAN" fo:font-size="24pt" fo:font-style="normal" style:text-underline-style="solid" style:text-underline-width="auto" style:text-underline-color="font-color" fo:font-weight="bold" officeooo:rsid="0012a11e" officeooo:paragraph-rsid="00119af7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TiMES NEW ROMAN" fo:font-size="26pt" style:text-underline-style="solid" style:text-underline-width="auto" style:text-underline-color="font-color" fo:font-weight="bold" officeooo:rsid="00119af7" style:font-size-asian="26pt" style:font-weight-asian="bold" style:font-size-complex="26pt" style:font-weight-complex="bold"/>
    </style:style>
    <style:style style:name="T2" style:family="text">
      <style:text-properties style:font-name="TiMES NEW ROMAN" fo:font-size="24pt" style:text-underline-style="solid" style:text-underline-width="auto" style:text-underline-color="font-color" fo:font-weight="bold" officeooo:rsid="00119af7" style:font-size-asian="24pt" style:font-weight-asian="bold" style:font-size-complex="2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text:span text:style-name="T2">SOURCE CODE</text:span></text:p>
      <text:p text:style-name="Standard"><text:span text:style-name="T2"/></text:p>
      <text:p text:style-name="P1"/>
      <text:p text:style-name="P2">#include&lt;stdio.h&gt; <text:s text:c="14"/></text:p>
      <text:p text:style-name="P2">void student();</text:p>
      <text:p text:style-name="P2">void teacher();</text:p>
      <text:p text:style-name="P2">struct teacher</text:p>
      <text:p text:style-name="P2">{</text:p>
      <text:p text:style-name="P2">int tid;</text:p>
      <text:p text:style-name="P2">char name[50];</text:p>
      <text:p text:style-name="P2">int age;</text:p>
      <text:p text:style-name="P2">char gender[10];</text:p>
      <text:p text:style-name="P2">char subject[100];</text:p>
      <text:p text:style-name="P2">}t[10];</text:p>
      <text:p text:style-name="P2">struct student</text:p>
      <text:p text:style-name="P2">{</text:p>
      <text:p text:style-name="P2">int sid;</text:p>
      <text:p text:style-name="P2">char name[50];</text:p>
      <text:p text:style-name="P2">char parentname[50];</text:p>
      <text:p text:style-name="P2">int age;</text:p>
      <text:p text:style-name="P2">char gender[10];</text:p>
      <text:p text:style-name="P2">}s[10];</text:p>
      <text:p text:style-name="P2">void student()</text:p>
      <text:p text:style-name="P2">{</text:p>
      <text:p text:style-name="P2">int sid,i,age;</text:p>
      <text:p text:style-name="P2">char name[20],parentname[20],gender[20];</text:p>
      <text:p text:style-name="P2">float tut,misc,lib,total;</text:p>
      <text:p text:style-name="P2">read:printf("Enter the student id: ");</text:p>
      <text:p text:style-name="P2">scanf("%d",&amp;sid);</text:p>
      <text:p text:style-name="P2">for(i=0;i&lt;2;i++)</text:p>
      <text:p text:style-name="P2"><text:s/>{</text:p>
      <text:p text:style-name="P2">printf("%d %d", sid, s[i].sid);</text:p>
      <text:p text:style-name="P2"><text:s text:c="2"/>if(sid==s[i].sid)</text:p>
      <text:p text:style-name="P2"><text:s text:c="2"/>{</text:p>
      <text:p text:style-name="P2"><text:s text:c="3"/>printf("\tID\t\tNAME\t\tPARENT NAME\t\tAGE\t\tGENDER\n");</text:p>
      <text:p text:style-name="P2"><text:s text:c="3"/>printf("--------------------------------------------------------------------------------\n");</text:p>
      <text:p text:style-name="P2"><text:s text:c="3"/>printf(" \t%d\t\t%s\t\t%s\t\t%d\t\t%s\n\n\n\n\n", s[i].sid,s[i].name,s[i].parentname,s[i].age,s[i].gender);</text:p>
      <text:p text:style-name="P2"><text:s text:c="3"/>break;</text:p>
      <text:p text:style-name="P2"><text:soft-page-break/><text:s text:c="2"/>}</text:p>
      <text:p text:style-name="P2"><text:s text:c="3"/>else</text:p>
      <text:p text:style-name="P2"><text:s text:c="3"/>{</text:p>
      <text:p text:style-name="P2"><text:s text:c="4"/>printf("\nSORRY ! NO SUCH STUDENT ID HAS BEEN MADE YET...Try again !\n");</text:p>
      <text:p text:style-name="P2"><text:s text:c="3"/>goto read;</text:p>
      <text:p text:style-name="P2"><text:s text:c="4"/>}</text:p>
      <text:p text:style-name="P2"><text:s/>}</text:p>
      <text:p text:style-name="P2"><text:s/>printf("Enter the Tution fees: ");</text:p>
      <text:p text:style-name="P2"><text:s/>scanf("%f",&amp;tut);</text:p>
      <text:p text:style-name="P2"><text:s/>misc=(tut*10)/100;</text:p>
      <text:p text:style-name="P2"><text:s/>lib=(tut*10)/100;</text:p>
      <text:p text:style-name="P2"><text:s/>total=tut+misc+lib;</text:p>
      <text:p text:style-name="P2"><text:s/>printf("\nMiscellaneous fee: %f\n\n",misc);</text:p>
      <text:p text:style-name="P2"><text:s/>printf("\nLibrary &amp; laboratory fee: %f\n\n",lib);</text:p>
      <text:p text:style-name="P2"><text:s/>printf("--------------------------------------------------------------------------------\n");</text:p>
      <text:p text:style-name="P2"><text:s/>printf("\nTotal fees: %f\n\n",total);</text:p>
      <text:p text:style-name="P2">}</text:p>
      <text:p text:style-name="P2">void teacher()</text:p>
      <text:p text:style-name="P2">{</text:p>
      <text:p text:style-name="P2"><text:s/>int tid,i,age;</text:p>
      <text:p text:style-name="P2">char name[20],gender[20],subject[20];</text:p>
      <text:p text:style-name="P2"><text:s/>float basic,pf,medical,da,gross,net_salary;</text:p>
      <text:p text:style-name="P2">read1: printf("Enter the teacher id: ");</text:p>
      <text:p text:style-name="P2"><text:s/>scanf("%d",&amp;tid);</text:p>
      <text:p text:style-name="P2"><text:s/>for(i=0;i&lt;2;i++)</text:p>
      <text:p text:style-name="P2"><text:s/>{</text:p>
      <text:p text:style-name="P2"><text:s text:c="2"/>if(tid==t[i].tid)</text:p>
      <text:p text:style-name="P2"><text:s text:c="2"/>{</text:p>
      <text:p text:style-name="P2"><text:s text:c="3"/>printf("\tID\t\tNAME\t\tAGE\t\tGENDER\t\tSUBJECT \n");</text:p>
      <text:p text:style-name="P2"><text:s text:c="3"/>printf("--------------------------------------------------------------------------------\n");</text:p>
      <text:p text:style-name="P2"><text:s text:c="3"/>printf("\t%d\t\t%s\t\t%d\t\t%s\t\t%s\n\n\n\n",t[i].tid,t[i].name,t[i].age,t[i].gender,t[i].subject);</text:p>
      <text:p text:style-name="P2"><text:s text:c="3"/>break;</text:p>
      <text:p text:style-name="P2"><text:s text:c="2"/>}</text:p>
      <text:p text:style-name="P2">else</text:p>
      <text:p text:style-name="P2">{</text:p>
      <text:p text:style-name="P2">printf("\n\nSORRY ! NO SUCH TEACHER ID HAS BEEN MADE YET ... Try again !");</text:p>
      <text:p text:style-name="P2">goto read1;</text:p>
      <text:p text:style-name="P2">}</text:p>
      <text:p text:style-name="P2"><text:soft-page-break/><text:s/>}</text:p>
      <text:p text:style-name="P2"><text:s/>printf("\n\n\nEnter the basic salary: ");</text:p>
      <text:p text:style-name="P2"><text:s/>scanf("%f",&amp;basic);</text:p>
      <text:p text:style-name="P2"><text:s/>medical=(basic*10)/100;</text:p>
      <text:p text:style-name="P2"><text:s/>gross=basic+medical;</text:p>
      <text:p text:style-name="P2"><text:s/>pf=(gross*12)/100;</text:p>
      <text:p text:style-name="P2"><text:s/>net_salary=gross-pf;</text:p>
      <text:p text:style-name="P2"><text:s/>printf("MEDICAL: %f\n\n",medical);</text:p>
      <text:p text:style-name="P2"><text:s/>printf("\nGROSS: %f\n\n",gross);</text:p>
      <text:p text:style-name="P2"><text:s/>printf("\nPF: %f\n\n",pf);</text:p>
      <text:p text:style-name="P2"><text:s/>printf("--------------------------------------------------------------------------------\n");</text:p>
      <text:p text:style-name="P2"><text:s/>printf("\nNET SALARY: %f",net_salary);</text:p>
      <text:p text:style-name="P2">}</text:p>
      <text:p text:style-name="P2">void main()</text:p>
      <text:p text:style-name="P2">{</text:p>
      <text:p text:style-name="P2">int n,i,sid,age,tid,p,q;</text:p>
      <text:p text:style-name="P2">char name[20],parentname[20],gender[20],subject[20];</text:p>
      <text:p text:style-name="P2">//char s[10],t[10];</text:p>
      <text:p text:style-name="P2">//struct teacher t[10];</text:p>
      <text:p text:style-name="P2">//struct student s[10];</text:p>
      <text:p text:style-name="P2">printf("ENTER THE NUMBER OF STUDENT ENTRY :");</text:p>
      <text:p text:style-name="P2">scanf("%d",&amp;p);</text:p>
      <text:p text:style-name="P2">printf("\nSTUDENT DETAILS :");</text:p>
      <text:p text:style-name="P2">printf("\n--------------------");</text:p>
      <text:p text:style-name="P2">for(i=0;i&lt;p;i++)</text:p>
      <text:p text:style-name="P2">{</text:p>
      <text:p text:style-name="P2"/>
      <text:p text:style-name="P2">printf("\nEnter the student id: ");</text:p>
      <text:p text:style-name="P2">scanf("%d",&amp;s[i].sid);</text:p>
      <text:p text:style-name="P2">printf("\nEnter the student name: ");</text:p>
      <text:p text:style-name="P2">scanf("%s",s[i].name);</text:p>
      <text:p text:style-name="P2">printf("\nEnter the parent/guardian name: ");</text:p>
      <text:p text:style-name="P2">scanf("%s",s[i].parentname);</text:p>
      <text:p text:style-name="P2">printf("\nEnter the student age: ");</text:p>
      <text:p text:style-name="P2">scanf("%d",&amp;s[i].age);</text:p>
      <text:p text:style-name="P2">printf("\nEnter gender: ");</text:p>
      <text:p text:style-name="P2">scanf("%s",s[i].gender);</text:p>
      <text:p text:style-name="P2">}</text:p>
      <text:p text:style-name="P2">printf("\nENTER THE NUMBER OF TEACHER ENTRY :");</text:p>
      <text:p text:style-name="P2">scanf("%d",&amp;q);</text:p>
      <text:p text:style-name="P2">printf("\n STAFF DETAILS ");</text:p>
      <text:p text:style-name="P2">printf("\n-------------------");</text:p>
      <text:p text:style-name="P2"><text:soft-page-break/>for(i=0;i&lt;q;i++)</text:p>
      <text:p text:style-name="P2">{</text:p>
      <text:p text:style-name="P2"/>
      <text:p text:style-name="P2">printf("\nEnter the teacher id: ");</text:p>
      <text:p text:style-name="P2">scanf("%d",&amp;t[i].tid);</text:p>
      <text:p text:style-name="P2">printf("\nEnter the teacher name: ");</text:p>
      <text:p text:style-name="P2">scanf("%s",t[i].name);</text:p>
      <text:p text:style-name="P2">printf("\nEnter the teacher age: ");</text:p>
      <text:p text:style-name="P2">scanf("%d",&amp;t[i].age);</text:p>
      <text:p text:style-name="P2">printf("\nEnter gender: ");</text:p>
      <text:p text:style-name="P2">scanf("%s",t[i].gender);</text:p>
      <text:p text:style-name="P2">printf("\nEnter the subject handled by the teacher: ");</text:p>
      <text:p text:style-name="P2">scanf("%s",t[i].subject);</text:p>
      <text:p text:style-name="P2">}</text:p>
      <text:p text:style-name="P2">printf("\nEnter 1 for student billing and 2 for teacher billing: \n");</text:p>
      <text:p text:style-name="P2">scanf("%d",&amp;n);</text:p>
      <text:p text:style-name="P2">switch(n)</text:p>
      <text:p text:style-name="P2">{</text:p>
      <text:p text:style-name="P2">case 1: student();</text:p>
      <text:p text:style-name="P2"><text:s text:c="8"/>break;</text:p>
      <text:p text:style-name="P2">case 2: teacher();</text:p>
      <text:p text:style-name="P2"><text:s text:c="8"/>break;</text:p>
      <text:p text:style-name="P2">default:break;</text:p>
      <text:p text:style-name="P2"/>
      <text:p text:style-name="P2"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 text:c="20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7:45:19.153706589</meta:creation-date>
    <dc:date>2017-04-20T17:53:57.978807297</dc:date>
    <meta:editing-duration>PT8M1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40" meta:word-count="309" meta:character-count="3410" meta:non-whitespace-character-count="3076"/>
  </office:meta>
</office:document-meta>
</file>